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ad62d" officeooo:paragraph-rsid="002ad62d"/>
    </style:style>
    <style:style style:name="P2" style:family="paragraph" style:parent-style-name="Text_20_body">
      <style:paragraph-properties fo:text-align="justify" style:justify-single-word="false"/>
      <style:text-properties officeooo:rsid="002ad62d" officeooo:paragraph-rsid="002ad62d"/>
    </style:style>
    <style:style style:name="P3" style:family="paragraph" style:parent-style-name="Text_20_body">
      <style:text-properties officeooo:rsid="002c9fbe" officeooo:paragraph-rsid="002c9fbe"/>
    </style:style>
    <style:style style:name="P4" style:family="paragraph" style:parent-style-name="Text_20_body">
      <style:text-properties officeooo:paragraph-rsid="002d081e"/>
    </style:style>
    <style:style style:name="P5" style:family="paragraph" style:parent-style-name="Text_20_body">
      <style:text-properties officeooo:paragraph-rsid="002e9a7f"/>
    </style:style>
    <style:style style:name="P6" style:family="paragraph" style:parent-style-name="Text_20_body">
      <style:text-properties officeooo:paragraph-rsid="002fce71"/>
    </style:style>
    <style:style style:name="P7" style:family="paragraph" style:parent-style-name="Text_20_body">
      <style:text-properties officeooo:paragraph-rsid="00341bbc"/>
    </style:style>
    <style:style style:name="P8" style:family="paragraph" style:parent-style-name="Text_20_body">
      <style:text-properties officeooo:paragraph-rsid="00372406"/>
    </style:style>
    <style:style style:name="P9" style:family="paragraph" style:parent-style-name="Text_20_body">
      <style:text-properties officeooo:paragraph-rsid="00382778"/>
    </style:style>
    <style:style style:name="P10" style:family="paragraph" style:parent-style-name="Text_20_body">
      <style:text-properties officeooo:paragraph-rsid="003888ce"/>
    </style:style>
    <style:style style:name="P11" style:family="paragraph" style:parent-style-name="Text_20_body">
      <style:paragraph-properties fo:text-align="justify" style:justify-single-word="false"/>
      <style:text-properties officeooo:paragraph-rsid="003888ce"/>
    </style:style>
    <style:style style:name="P12" style:family="paragraph" style:parent-style-name="Text_20_body">
      <style:paragraph-properties fo:text-align="justify" style:justify-single-word="false"/>
      <style:text-properties officeooo:paragraph-rsid="003af9e3"/>
    </style:style>
    <style:style style:name="P13" style:family="paragraph" style:parent-style-name="Text_20_body">
      <style:paragraph-properties fo:text-align="justify" style:justify-single-word="false"/>
      <style:text-properties officeooo:paragraph-rsid="003f3e6f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ad62d" officeooo:paragraph-rsid="002ad62d"/>
    </style:style>
    <style:style style:name="P15" style:family="paragraph" style:parent-style-name="Text_20_body">
      <style:paragraph-properties fo:break-before="page"/>
      <style:text-properties officeooo:paragraph-rsid="0037c714"/>
    </style:style>
    <style:style style:name="P16" style:family="paragraph" style:parent-style-name="Text_20_body">
      <style:paragraph-properties fo:margin-top="0cm" fo:margin-bottom="0.101cm" loext:contextual-spacing="false"/>
      <style:text-properties officeooo:paragraph-rsid="003af9e3"/>
    </style:style>
    <style:style style:name="P17" style:family="paragraph" style:parent-style-name="Illustration">
      <style:paragraph-properties fo:text-align="center" style:justify-single-word="false"/>
    </style:style>
    <style:style style:name="P18" style:family="paragraph" style:parent-style-name="Illustration">
      <style:paragraph-properties fo:text-align="center" style:justify-single-word="false"/>
      <style:text-properties officeooo:paragraph-rsid="003888ce"/>
    </style:style>
    <style:style style:name="P19" style:family="paragraph" style:parent-style-name="Text_20_body" style:list-style-name="L2">
      <style:text-properties officeooo:paragraph-rsid="0037c714"/>
    </style:style>
    <style:style style:name="P20" style:family="paragraph" style:parent-style-name="Text_20_body">
      <style:paragraph-properties fo:text-align="justify" style:justify-single-word="false"/>
      <style:text-properties officeooo:paragraph-rsid="0043da8d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paragraph-rsid="00408c90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043da8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40de7a"/>
    </style:style>
    <style:style style:name="P24" style:family="paragraph" style:parent-style-name="Text_20_body">
      <style:text-properties officeooo:paragraph-rsid="0043f202"/>
    </style:style>
    <style:style style:name="P25" style:family="paragraph" style:parent-style-name="Text_20_body">
      <style:text-properties officeooo:paragraph-rsid="0046056a"/>
    </style:style>
    <style:style style:name="P26" style:family="paragraph" style:parent-style-name="Text_20_body" style:list-style-name="L1">
      <style:paragraph-properties fo:margin-top="0cm" fo:margin-bottom="0.101cm" loext:contextual-spacing="false"/>
      <style:text-properties officeooo:paragraph-rsid="002fce71"/>
    </style:style>
    <style:style style:name="P27" style:family="paragraph" style:parent-style-name="Text_20_body" style:list-style-name="L1">
      <style:paragraph-properties fo:margin-top="0cm" fo:margin-bottom="0.101cm" loext:contextual-spacing="false"/>
      <style:text-properties officeooo:paragraph-rsid="00331fd4"/>
    </style:style>
    <style:style style:name="P28" style:family="paragraph" style:parent-style-name="Heading_20_1">
      <style:text-properties officeooo:rsid="002ad62d" officeooo:paragraph-rsid="002ad62d"/>
    </style:style>
    <style:style style:name="P29" style:family="paragraph" style:parent-style-name="Heading_20_3">
      <style:text-properties officeooo:paragraph-rsid="003888ce"/>
    </style:style>
    <style:style style:name="P30" style:family="paragraph" style:parent-style-name="Heading_20_3">
      <style:text-properties officeooo:paragraph-rsid="003cf79e"/>
    </style:style>
    <style:style style:name="P31" style:family="paragraph" style:parent-style-name="Heading_20_3">
      <style:text-properties officeooo:paragraph-rsid="0043f202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paragraph-properties fo:break-before="page"/>
      <style:text-properties officeooo:paragraph-rsid="003888ce"/>
    </style:style>
    <style:style style:name="P34" style:family="paragraph" style:parent-style-name="Illustration">
      <style:paragraph-properties fo:text-align="center" style:justify-single-word="false"/>
    </style:style>
    <style:style style:name="P35" style:family="paragraph" style:parent-style-name="Illustration">
      <style:paragraph-properties fo:text-align="center" style:justify-single-word="false"/>
      <style:text-properties officeooo:paragraph-rsid="003af9e3"/>
    </style:style>
    <style:style style:name="P36" style:family="paragraph" style:parent-style-name="Illustration">
      <style:paragraph-properties fo:text-align="center" style:justify-single-word="false" fo:break-before="page"/>
      <style:text-properties officeooo:paragraph-rsid="003af9e3"/>
    </style:style>
    <style:style style:name="P37" style:family="paragraph" style:parent-style-name="Illustration">
      <style:paragraph-properties fo:text-align="center" style:justify-single-word="false" fo:break-before="page"/>
      <style:text-properties officeooo:paragraph-rsid="0043da8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d081e" style:font-size-asian="10pt" style:font-size-complex="10pt"/>
    </style:style>
    <style:style style:name="T3" style:family="text">
      <style:text-properties fo:font-size="10pt" officeooo:rsid="002e9a7f" style:font-size-asian="10pt" style:font-size-complex="10pt"/>
    </style:style>
    <style:style style:name="T4" style:family="text">
      <style:text-properties fo:font-size="10pt" officeooo:rsid="002fce71" style:font-size-asian="10pt" style:font-size-complex="10pt"/>
    </style:style>
    <style:style style:name="T5" style:family="text">
      <style:text-properties fo:font-size="10pt" officeooo:rsid="00313c05" style:font-size-asian="10pt" style:font-size-complex="10pt"/>
    </style:style>
    <style:style style:name="T6" style:family="text">
      <style:text-properties fo:font-size="10pt" officeooo:rsid="003888ce" style:font-size-asian="10pt" style:font-size-complex="10pt"/>
    </style:style>
    <style:style style:name="T7" style:family="text">
      <style:text-properties fo:font-size="10pt" officeooo:rsid="003f3e6f" style:font-size-asian="10pt" style:font-size-complex="10pt"/>
    </style:style>
    <style:style style:name="T8" style:family="text">
      <style:text-properties fo:font-size="10pt" officeooo:rsid="00441674" style:font-size-asian="10pt" style:font-size-complex="10pt"/>
    </style:style>
    <style:style style:name="T9" style:family="text">
      <style:text-properties officeooo:rsid="002ad62d"/>
    </style:style>
    <style:style style:name="T10" style:family="text">
      <style:text-properties officeooo:rsid="002c009b"/>
    </style:style>
    <style:style style:name="T11" style:family="text">
      <style:text-properties officeooo:rsid="002d081e"/>
    </style:style>
    <style:style style:name="T12" style:family="text">
      <style:text-properties style:font-name="Liberation Serif" officeooo:rsid="002d081e"/>
    </style:style>
    <style:style style:name="T13" style:family="text">
      <style:text-properties style:font-name="Liberation Serif" officeooo:rsid="002fce71"/>
    </style:style>
    <style:style style:name="T14" style:family="text">
      <style:text-properties style:font-name="Liberation Serif" officeooo:rsid="00331fd4"/>
    </style:style>
    <style:style style:name="T15" style:family="text">
      <style:text-properties style:font-name="Liberation Serif" officeooo:rsid="003af9e3"/>
    </style:style>
    <style:style style:name="T16" style:family="text">
      <style:text-properties style:font-name="Liberation Serif" officeooo:rsid="003daeb5"/>
    </style:style>
    <style:style style:name="T17" style:family="text">
      <style:text-properties style:font-name="Liberation Serif" fo:font-size="12pt" officeooo:rsid="0037c714" style:font-size-asian="10.5pt" style:font-size-complex="12pt"/>
    </style:style>
    <style:style style:name="T18" style:family="text">
      <style:text-properties style:font-name="Liberation Serif" fo:font-size="12pt" officeooo:rsid="00382778" style:font-size-asian="10.5pt" style:font-size-complex="12pt"/>
    </style:style>
    <style:style style:name="T19" style:family="text">
      <style:text-properties style:font-name="Liberation Serif" fo:font-size="12pt" officeooo:rsid="003888ce" style:font-size-asian="10.5pt" style:font-size-complex="12pt"/>
    </style:style>
    <style:style style:name="T20" style:family="text">
      <style:text-properties style:font-name="Liberation Serif" fo:font-size="12pt" officeooo:rsid="003af9e3" style:font-size-asian="10.5pt" style:font-size-complex="12pt"/>
    </style:style>
    <style:style style:name="T21" style:family="text">
      <style:text-properties style:font-name="Liberation Serif" fo:font-size="12pt" officeooo:rsid="003f3e6f" style:font-size-asian="10.5pt" style:font-size-complex="12pt"/>
    </style:style>
    <style:style style:name="T22" style:family="text">
      <style:text-properties style:font-name="Liberation Serif" fo:font-size="12pt" officeooo:rsid="00408c90" style:font-size-asian="10.5pt" style:font-size-complex="12pt"/>
    </style:style>
    <style:style style:name="T23" style:family="text">
      <style:text-properties style:font-name="Liberation Serif" fo:font-size="12pt" officeooo:rsid="0040de7a" style:font-size-asian="10.5pt" style:font-size-complex="12pt"/>
    </style:style>
    <style:style style:name="T24" style:family="text">
      <style:text-properties style:font-name="Liberation Serif" fo:font-size="12pt" officeooo:rsid="0043da8d" style:font-size-asian="10.5pt" style:font-size-complex="12pt"/>
    </style:style>
    <style:style style:name="T25" style:family="text">
      <style:text-properties style:font-name="Liberation Serif" officeooo:rsid="00341bbc"/>
    </style:style>
    <style:style style:name="T26" style:family="text">
      <style:text-properties style:font-name="Liberation Serif" officeooo:rsid="0036008b"/>
    </style:style>
    <style:style style:name="T27" style:family="text">
      <style:text-properties style:font-name="Liberation Serif" fo:font-size="14.1000003814697pt" officeooo:rsid="003888ce" style:font-size-asian="14.1000003814697pt" style:font-size-complex="14.1000003814697pt"/>
    </style:style>
    <style:style style:name="T28" style:family="text">
      <style:text-properties style:font-name="Liberation Serif" fo:font-size="10pt" officeooo:rsid="003888ce" style:font-size-asian="10pt" style:font-size-complex="10pt"/>
    </style:style>
    <style:style style:name="T29" style:family="text">
      <style:text-properties style:font-name="Liberation Sans" officeooo:rsid="002fce71"/>
    </style:style>
    <style:style style:name="T30" style:family="text">
      <style:text-properties style:font-name="Liberation Sans" officeooo:rsid="00341bbc"/>
    </style:style>
    <style:style style:name="T31" style:family="text">
      <style:text-properties style:font-name="Liberation Sans" officeooo:rsid="0037c714"/>
    </style:style>
    <style:style style:name="T32" style:family="text">
      <style:text-properties style:font-name="Liberation Sans" fo:font-size="14.1000003814697pt" officeooo:rsid="0037c714" style:font-size-asian="14.1000003814697pt" style:font-size-complex="14.1000003814697pt"/>
    </style:style>
    <style:style style:name="T33" style:family="text">
      <style:text-properties style:font-name="Liberation Sans" fo:font-size="14.1000003814697pt" officeooo:rsid="003888ce" style:font-size-asian="14.1000003814697pt" style:font-size-complex="14.1000003814697pt"/>
    </style:style>
    <style:style style:name="T34" style:family="text">
      <style:text-properties style:font-name="Liberation Sans" fo:font-size="14.1000003814697pt" officeooo:rsid="003cf79e" style:font-size-asian="12.3000001907349pt" style:font-size-complex="14.1000003814697pt"/>
    </style:style>
    <style:style style:name="T35" style:family="text">
      <style:text-properties fo:font-size="12pt" officeooo:rsid="0037c714" style:font-size-asian="10.5pt" style:font-size-complex="12pt"/>
    </style:style>
    <style:style style:name="T36" style:family="text">
      <style:text-properties fo:font-size="12pt" officeooo:rsid="00441674" style:font-size-asian="10.5pt" style:font-size-complex="12pt"/>
    </style:style>
    <style:style style:name="T37" style:family="text">
      <style:text-properties style:font-name="Liberation Sans" fo:font-size="14.1000003814697pt" officeooo:rsid="0043f202" style:font-size-asian="12.3000001907349pt" style:font-size-complex="14.1000003814697pt"/>
    </style:style>
    <style:style style:name="T38" style:family="text">
      <style:text-properties style:font-name="Liberation Serif" fo:font-size="12pt" officeooo:rsid="0043f202" style:font-size-asian="10.5pt" style:font-size-complex="12pt"/>
    </style:style>
    <style:style style:name="T39" style:family="text">
      <style:text-properties style:font-name="Liberation Serif" fo:font-size="12pt" officeooo:rsid="00441674" style:font-size-asian="10.5pt" style:font-size-complex="12pt"/>
    </style:style>
    <style:style style:name="T40" style:family="text">
      <style:text-properties officeooo:rsid="004416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II. Szczegóły implementacji sterownika FCL</text:h>
      <text:h text:style-name="Heading_20_2" text:outline-level="2"/>
      <text:h text:style-name="Heading_20_2" text:outline-level="2">1. API</text:h>
      <text:h text:style-name="Heading_20_3" text:outline-level="3">1.1 Wstęp</text:h>
      <text:p text:style-name="P2">Sterownik został opracowany z myślą wykorzystania go w aplikacjach napisanych w języku JAVA. Stanowi on część całości aplikacji odpowiadającą za prawidłowe modelowanie struktur na podstawie modlu Mamdaniego oraz parsowanie dokumentów napisanych w języku FCL.</text:p>
      <text:h text:style-name="Heading_20_3" text:outline-level="3">1.2 <text:span text:style-name="T9">Wymagania</text:span></text:h>
      <text:p text:style-name="P14">- Środowisko uruchomieniowe Java SE Runtime Enviroment w wersji minimum 8</text:p>
      <text:p text:style-name="P1">- <text:span text:style-name="T10">Plik zawierający bibliotekę fcl.jar</text:span></text:p>
      <text:h text:style-name="Heading_20_3" text:outline-level="3">1.3 <text:span text:style-name="T10">Uruchamianie i wczytywanie skryptów fcl</text:span></text:h>
      <text:p text:style-name="P3"><text:span text:style-name="T11">Tworzenie instancji parsera</text:span> :</text:p>
      <text:p text:style-name="P3"><text:span text:style-name="Source_20_Text"><text:span text:style-name="T1">Parser </text:span></text:span><text:span text:style-name="Source_20_Text"><text:span text:style-name="T2">parser = new Parser (String document);</text:span></text:span></text:p>
      <text:p text:style-name="P4"><text:span text:style-name="Source_20_Text"><text:span text:style-name="T12">Parsowanie danych :</text:span></text:span></text:p>
      <text:p text:style-name="P4"><text:span text:style-name="Source_20_Text"><text:span text:style-name="T2">parser.parse();</text:span></text:span></text:p>
      <text:p text:style-name="P4"><text:span text:style-name="Source_20_Text"><text:span text:style-name="T12">Wyciąganie aplikacji :</text:span></text:span></text:p>
      <text:p text:style-name="P5"><text:span text:style-name="Source_20_Text"><text:span text:style-name="T3">Application application = parser.getApplication();</text:span></text:span></text:p>
      <text:p text:style-name="P6"><text:span text:style-name="Source_20_Text"><text:span text:style-name="T13">Aplikacja jest już gotowa do użycia – wszystkie reguły ustalone w dokumencie FCL są dostępne i odpalane automatycznie przy zmianie wartości zmiennych które znajdują się w ich części przesłanki.</text:span></text:span></text:p>
      <text:p text:style-name="P6"><text:span text:style-name="Source_20_Text"><text:span text:style-name="T13">Ustawianie zmiennych</text:span></text:span></text:p>
      <text:p text:style-name="P6"><text:span text:style-name="Source_20_Text"><text:span text:style-name="T4">application.setValue(&lt;nazwa zmienniej - </text:span></text:span><text:span text:style-name="Source_20_Text"><text:span text:style-name="T5">String</text:span></text:span><text:span text:style-name="Source_20_Text"><text:span text:style-name="T4">&gt;,&lt;wartość double&gt;);</text:span></text:span></text:p>
      <text:p text:style-name="P6"><text:span text:style-name="Source_20_Text"><text:span text:style-name="T13">Po takim ustawieniu odpalą się właściwe dla tej zmiennej reguły i można używać obliczonych wartości zmiennych wyjściowych</text:span></text:span></text:p>
      <text:p text:style-name="P6"><text:span text:style-name="Source_20_Text"><text:span text:style-name="T4">double value = application.getValue(&lt;nazwa zmiennej - </text:span></text:span><text:span text:style-name="Source_20_Text"><text:span text:style-name="T5">String</text:span></text:span><text:span text:style-name="Source_20_Text"><text:span text:style-name="T4">&gt;);</text:span></text:span></text:p>
      <text:h text:style-name="Heading_20_2" text:outline-level="2"><text:span text:style-name="Source_20_Text"><text:span text:style-name="T29"/></text:span></text:h>
      <text:h text:style-name="Heading_20_2" text:outline-level="2"><text:span text:style-name="Source_20_Text"><text:span text:style-name="T29">2. Biblioteka FCL</text:span></text:span></text:h>
      <text:h text:style-name="Heading_20_3" text:outline-level="3"><text:span text:style-name="Source_20_Text"><text:span text:style-name="T29">2.1 Wstęp</text:span></text:span></text:h>
      <text:p text:style-name="P8"><text:span text:style-name="Source_20_Text"><text:span text:style-name="T13">Zadaniem biblioteki jest udostępnienie programistycznego API umożliwiającego ładowanie skryptów FCL oraz korzystanie z wyników ich działania w innej aplikacji. </text:span></text:span></text:p>
      <text:h text:style-name="P32" text:outline-level="3"><text:span text:style-name="Source_20_Text"><text:span text:style-name="T29">2.2 Moduły</text:span></text:span></text:h>
      <text:p text:style-name="P6"><text:span text:style-name="Source_20_Text"><text:span text:style-name="T13">Biblioteka dzieli się na następujące moduły :</text:span></text:span></text:p>
      <text:list xml:id="list282455142017426394" text:style-name="L1">
        <text:list-item>
          <text:p text:style-name="P26"><text:span text:style-name="Source_20_Text"><text:span text:style-name="T14">Moduł główny research.fcl.library</text:span></text:span></text:p>
        </text:list-item>
        <text:list-item>
          <text:p text:style-name="P27"><text:span text:style-name="Source_20_Text"><text:span text:style-name="T14">Moduł parsera research.fcl.library.parser</text:span></text:span></text:p>
        </text:list-item>
        <text:list-item>
          <text:p text:style-name="P27"><text:span text:style-name="Source_20_Text"><text:span text:style-name="T14">Moduł środowiska research.fcl.library.enviroment</text:span></text:span></text:p>
        </text:list-item>
        <text:list-item>
          <text:p text:style-name="P27"><text:span text:style-name="Source_20_Text"><text:span text:style-name="T14">Moduł bloku funkcji research.fcl.library.functionblock</text:span></text:span></text:p>
        </text:list-item>
        <text:list-item>
          <text:p text:style-name="P27"><text:span text:style-name="Source_20_Text"><text:span text:style-name="T14">Moduł zmiennych blokowych research.fcl.library.variable</text:span></text:span><text:span text:style-name="Source_20_Text"><text:span text:style-name="T16">s</text:span></text:span></text:p>
        </text:list-item>
        <text:list-item>
          <text:p text:style-name="P27"><text:span text:style-name="Source_20_Text"><text:span text:style-name="T14">Moduł reguł research.fcl.library.rules</text:span></text:span></text:p>
        </text:list-item>
        <text:list-item>
          <text:p text:style-name="P27"><text:span text:style-name="Source_20_Text"><text:span text:style-name="T14">Moduł termów research.fcl.library.terms</text:span></text:span></text:p>
        </text:list-item>
        <text:list-item>
          <text:p text:style-name="P27"><text:span text:style-name="Source_20_Text"><text:span text:style-name="T14">Moduł akumulacji research.fcl.library.accumulation</text:span></text:span></text:p>
        </text:list-item>
        <text:list-item>
          <text:p text:style-name="P27"><text:span text:style-name="Source_20_Text"><text:span text:style-name="T14">Moduł spójników research.fcl.library.andmethods</text:span></text:span></text:p>
        </text:list-item>
        <text:list-item>
          <text:p text:style-name="P27"><text:span text:style-name="Source_20_Text"><text:span text:style-name="T14">Moduł defuzyfikacji research.fcl.library.defuzzification</text:span></text:span></text:p>
        </text:list-item>
      </text:list>
      <text:p text:style-name="P16"><text:span text:style-name="Source_20_Text"><text:span text:style-name="T15">Ze względu na dużą złożoność biblioteki (ponad 90 klas) Moduły zostaną przedstawione rozdzielnie.</text:span></text:span></text:p>
      <text:h text:style-name="Heading_20_3" text:outline-level="3"><text:span text:style-name="Source_20_Text"><text:span text:style-name="T31">2.3</text:span></text:span><text:span text:style-name="Source_20_Text"><text:span text:style-name="T30">. Moduł główny biblioteki</text:span></text:span></text:h>
      <text:p text:style-name="P7"><text:span text:style-name="Source_20_Text"><text:span text:style-name="T25">W module głównym biblioteki znajduje się jedna klasa, której zadaniem jest reprezentacja modelu opisanego w załadowanym skrypcie FCL. </text:span></text:span><text:span text:style-name="Source_20_Text"><text:span text:style-name="T26">Sygnatura klasy wygląda następująco :</text:span></text:span></text:p>
      <text:p text:style-name="P17"><draw:frame draw:style-name="fr1" draw:name="Obraz1" text:anchor-type="paragraph" svg:width="9.869cm" svg:height="10.292cm" draw:z-index="0"><draw:image xlink:href="../../img/diag-applicatioin.png" xlink:type="simple" xlink:show="embed" xlink:actuate="onLoad"/></draw:frame><text:span text:style-name="Source_20_Text"><text:span text:style-name="T17">rys. II.2.</text:span></text:span><text:span text:style-name="Source_20_Text"><text:span text:style-name="T19">3/1</text:span></text:span><text:span text:style-name="Source_20_Text"><text:span text:style-name="T17"> Sygnatura klasy Application</text:span></text:span></text:p>
      <text:p text:style-name="P15"><text:span text:style-name="Source_20_Text"><text:span text:style-name="T17">Wszystkie gettery zostały udostępnione z myślą o rozszerzaniu aplikacji o nowe funkcjonalnści. Klasa posiada również delegaty ułatwiające operacje na środowisku zmiennych :</text:span></text:span></text:p>
      <text:list xml:id="list8985345608665920483" text:style-name="L2">
        <text:list-item>
          <text:p text:style-name="P19"><text:span text:style-name="Source_20_Text"><text:span text:style-name="T35">getValue(String)</text:span></text:span></text:p>
        </text:list-item>
        <text:list-item>
          <text:p text:style-name="P19"><text:span text:style-name="Source_20_Text"><text:span text:style-name="T35">setValue(String,double)</text:span></text:span></text:p>
        </text:list-item>
      </text:list>
      <text:h text:style-name="Heading_20_3" text:outline-level="3"><text:span text:style-name="Source_20_Text"><text:span text:style-name="T32">2.4 Moduł parsera</text:span></text:span></text:h>
      <text:p text:style-name="P17"><draw:frame draw:style-name="fr1" draw:name="Obraz2" text:anchor-type="paragraph" svg:width="16.891cm" svg:height="18.39cm" draw:z-index="1"><draw:image xlink:href="../../img/diag-parser.png" xlink:type="simple" xlink:show="embed" xlink:actuate="onLoad"/></draw:frame><text:span text:style-name="Source_20_Text"><text:span text:style-name="T18">Rys III.2.4/1 Parser wraz zależnościami</text:span></text:span></text:p>
      <text:p text:style-name="P9"><text:span text:style-name="Source_20_Text"><text:span text:style-name="T18">Parser jest jednym z bardziej złożonych elementów aplikacji. Korzysta on z mechanizmu Regex do wyszukiwania słów odpowiadających wzorcom przygotowanym do konstrukcji skrytpu FCL. Posiada również mechanizm logowania błędów, które mogą wystąpić w skryptach.</text:span></text:span></text:p>
      <text:h text:style-name="P33" text:outline-level="3"><text:span text:style-name="Source_20_Text"><text:span text:style-name="T33">2.5 Moduł środowiska</text:span></text:span></text:h>
      <text:p text:style-name="P18"><draw:frame draw:style-name="fr2" draw:name="Obraz3" text:anchor-type="paragraph" svg:width="15.028cm" svg:height="13.467cm" draw:z-index="2"><draw:image xlink:href="../../img/diag-enviroment.png" xlink:type="simple" xlink:show="embed" xlink:actuate="onLoad"/></draw:frame><text:span text:style-name="Source_20_Text"><text:span text:style-name="T18">Rys III.2.</text:span></text:span><text:span text:style-name="Source_20_Text"><text:span text:style-name="T19">5</text:span></text:span><text:span text:style-name="Source_20_Text"><text:span text:style-name="T18">/1 </text:span></text:span><text:span text:style-name="Source_20_Text"><text:span text:style-name="T19">Środowisko wraz z zależnościami</text:span></text:span></text:p>
      <text:p text:style-name="P10"><text:span text:style-name="Source_20_Text"><text:span text:style-name="T19"/></text:span></text:p>
      <text:p text:style-name="P11"><text:span text:style-name="Source_20_Text"><text:span text:style-name="T19">Środowisko jest mocno uniezależnione od pozostałej części aplikacji. Zmienne blokowe odwołują się do zmiennych środowiska implementując interfejs </text:span></text:span><text:span text:style-name="Source_20_Text"><text:span text:style-name="T6">Observer</text:span></text:span><text:span text:style-name="Source_20_Text"><text:span text:style-name="T19"> i dodając się do listy obserwatorów odpowiedniej zmiennej. Środowisko jest mapą </text:span></text:span><text:span text:style-name="Source_20_Text"><text:span text:style-name="T6">String→double</text:span></text:span><text:span text:style-name="Source_20_Text"><text:span text:style-name="T28">. </text:span></text:span><text:span text:style-name="Source_20_Text"><text:span text:style-name="T19">Istnieje możliwość Utworzenia nowej aplikacji na podstawie innych skryptów przy zachowaniu wartości zmiennych środowiska. Warunkiem jest pokrywanie się nazw zmiennych w nowych skryptach.</text:span></text:span></text:p>
      <text:h text:style-name="P29" text:outline-level="3"><text:span text:style-name="Source_20_Text"><text:span text:style-name="T27">2.6 Moduł bloku funkcji</text:span></text:span></text:h>
      <text:p text:style-name="P12"><text:span text:style-name="Source_20_Text"><text:span text:style-name="T20">Aplikacja składa się z mapy bloków funkcji, z których każdy posiada swoją nazwę. Blok odpowiada za przechowywanie zmiennych wejściowych, wewnętrznych i wyjściowych. Daje również możliwość wyciągnięcia zmiennych przeznaczonych do użycia w przesłankach – zwanych dalej lewymi oraz tych, które można użyć w konkluzjach – zwane dalej prawymi. Wiąże się to z faktem, że zmienne wewnętrzne mogą należeć do obu zbiorów zmiennych lewych i prawych. Oprócz zmiennych zawiera również listę bloków reguł.</text:span></text:span></text:p>
      <text:p text:style-name="P36"><draw:frame draw:style-name="fr2" draw:name="Obraz4" text:anchor-type="paragraph" svg:width="13.811cm" svg:height="9.604cm" draw:z-index="3"><draw:image xlink:href="../../img/diag-functionblock.png" xlink:type="simple" xlink:show="embed" xlink:actuate="onLoad"/></draw:frame><text:span text:style-name="Source_20_Text"><text:span text:style-name="T18">Rys III.2.</text:span></text:span><text:span text:style-name="Source_20_Text"><text:span text:style-name="T20">6</text:span></text:span><text:span text:style-name="Source_20_Text"><text:span text:style-name="T18">/1 </text:span></text:span><text:span text:style-name="Source_20_Text"><text:span text:style-name="T20">Blok funkcji wraz z zależnościami</text:span></text:span></text:p>
      <text:p text:style-name="P35"><text:span text:style-name="Source_20_Text"><text:span text:style-name="T20"/></text:span></text:p>
      <text:p text:style-name="P35"><text:span text:style-name="Source_20_Text"><text:span text:style-name="T20"/></text:span></text:p>
      <text:h text:style-name="P30" text:outline-level="3"><text:span text:style-name="Source_20_Text"><text:span text:style-name="T34">2.7 Moduł zmiennych blokowych</text:span></text:span></text:h>
      <text:p text:style-name="P13"><text:span text:style-name="Source_20_Text"><text:span text:style-name="T21">Zmienne blokowe wskazują na zmienne środowiskowe i reagują na ich zmiany implementując interfejs </text:span></text:span><text:span text:style-name="Source_20_Text"><text:span text:style-name="T7">Observer. </text:span></text:span><text:span text:style-name="Source_20_Text"><text:span text:style-name="T21">Zmienne środowiskowe informują o każdej zmianie uruchamiając metodę </text:span></text:span><text:span text:style-name="Source_20_Text"><text:span text:style-name="T7">notify(Variable).</text:span></text:span><text:span text:style-name="Source_20_Text"><text:span text:style-name="T21"> </text:span></text:span><text:span text:style-name="Source_20_Text"><text:span text:style-name="T22">Klasa BaseFunctionVariable po której dziedziczą wszystkie pozostałe typy zmiennych blokowych implementuje ten interfejs. Godnymi uwagi elementami tej klasy są :</text:span></text:span></text:p>
      <text:list xml:id="list8171705403139822132" text:style-name="L3">
        <text:list-item>
          <text:p text:style-name="P21"><text:span text:style-name="Source_20_Text"><text:span text:style-name="T22">list</text:span></text:span><text:span text:style-name="Source_20_Text"><text:span text:style-name="T23">a reguł od których zależy ta zmienna (zmienna występuje po stronie konkluzji w tych regułach)</text:span></text:span></text:p>
        </text:list-item>
        <text:list-item>
          <text:p text:style-name="P23"><text:span text:style-name="Source_20_Text"><text:span text:style-name="T23">lista reguł które zależą od tej zmiennej (zmienna występuje po stronie przesłanki w tych regułach)</text:span></text:span></text:p>
        </text:list-item>
        <text:list-item>
          <text:p text:style-name="P23"><text:span text:style-name="Source_20_Text"><text:span text:style-name="T23">lista termów które są przypisane do tej zmiennej</text:span></text:span></text:p>
        </text:list-item>
        <text:list-item>
          <text:p text:style-name="P22"><text:span text:style-name="Source_20_Text"><text:span text:style-name="T24">lista pojedynczych termów zebranych z wszystkich predykatów konkluzji</text:span></text:span></text:p>
        </text:list-item>
        <text:list-item>
          <text:p text:style-name="P22"><text:span text:style-name="Source_20_Text"><text:span text:style-name="T24">funkcję przynależności dla zakumulowanych termów dla ostatniego przeliczenia</text:span></text:span></text:p>
        </text:list-item>
        <text:list-item>
          <text:p text:style-name="P22"><text:span text:style-name="Source_20_Text"><text:span text:style-name="T24">funkcję ustawiającą domyślną wartość tej zmiennej</text:span></text:span></text:p>
        </text:list-item>
        <text:list-item>
          <text:p text:style-name="P22"><text:span text:style-name="Source_20_Text"><text:span text:style-name="T24">funkcję służącą do prezentacji wszystkich termów tej zmiennej – włącznie z zakumulowanymi</text:span></text:span></text:p>
        </text:list-item>
      </text:list>
      <text:p text:style-name="P20"><text:span text:style-name="Source_20_Text"><text:span text:style-name="T24"/></text:span></text:p>
      <text:p text:style-name="P37"><draw:frame draw:style-name="fr3" draw:name="Obraz5" text:anchor-type="paragraph" svg:width="17cm" svg:height="15.603cm" draw:z-index="4"><draw:image xlink:href="../../img/diag-variables.png" xlink:type="simple" xlink:show="embed" xlink:actuate="onLoad"/></draw:frame><text:span text:style-name="Source_20_Text"><text:span text:style-name="T18">Rys III.2.</text:span></text:span><text:span text:style-name="Source_20_Text"><text:span text:style-name="T24">7</text:span></text:span><text:span text:style-name="Source_20_Text"><text:span text:style-name="T18">/1 </text:span></text:span><text:span text:style-name="Source_20_Text"><text:span text:style-name="T24">Diagram klas modułu zmiennych blokowych</text:span></text:span></text:p>
      <text:h text:style-name="P31" text:outline-level="3"><text:span text:style-name="Source_20_Text"><text:span text:style-name="T37">2.8 Moduł reguł</text:span></text:span></text:h>
      <text:p text:style-name="P24"><text:span text:style-name="Source_20_Text"><text:span text:style-name="T38">Moduł ten odpowiada za prawidłowe parsowanie treści reguł i przekonwertowanie ich do drzewa obiektów wykonujących właściwe operacje. Przykładowe drzewo reguły :</text:span></text:span></text:p>
      <text:p text:style-name="P25"><text:span text:style-name="Source_20_Text"><text:span text:style-name="T8">if wilgotnosc is duza and temperatura is niska then zraszanie is brak;</text:span></text:span></text:p>
      <text:p text:style-name="P17"><draw:frame draw:style-name="fr1" draw:name="Obraz7" text:anchor-type="paragraph" svg:width="10.545cm" svg:height="4.262cm" draw:z-index="6"><draw:image xlink:href="../../img/action-tree.PNG" xlink:type="simple" xlink:show="embed" xlink:actuate="onLoad" draw:filter-name="&lt;Wszystkie formaty&gt;"/></draw:frame><text:span text:style-name="Source_20_Text"><text:span text:style-name="T18">Rys III.2.</text:span></text:span><text:span text:style-name="Source_20_Text"><text:span text:style-name="T24">7</text:span></text:span><text:span text:style-name="Source_20_Text"><text:span text:style-name="T18">/1 </text:span></text:span><text:span text:style-name="Source_20_Text"><text:span text:style-name="T24">Diagram klas modułu zmiennych blokowych</text:span></text:span></text:p>
      <text:p text:style-name="P24"><draw:frame draw:style-name="fr3" draw:name="Obraz6" text:anchor-type="paragraph" svg:width="17cm" svg:height="20.415cm" draw:z-index="5"><draw:image xlink:href="../../img/diag-rules.bmp" xlink:type="simple" xlink:show="embed" xlink:actuate="onLoad" draw:filter-name="&lt;Wszystkie formaty&gt;"/></draw:frame><text:soft-page-break/><text:span text:style-name="Source_20_Text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7-13T09:08:35.573636443</dc:date>
    <meta:editing-duration>P1DT22H42M35S</meta:editing-duration>
    <meta:editing-cycles>22</meta:editing-cycles>
    <meta:generator>LibreOffice/4.4.2.2$Linux_X86_64 LibreOffice_project/40m0$Build-2</meta:generator>
    <meta:document-statistic meta:table-count="0" meta:image-count="7" meta:object-count="0" meta:page-count="7" meta:paragraph-count="64" meta:word-count="652" meta:character-count="5028" meta:non-whitespace-character-count="4454"/>
  </office:meta>
</office:document-meta>
</file>